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5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08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7" table:default-cell-style-name="ce2"/>
        <table:table-row table:style-name="ro1">
          <table:table-cell office:value-type="string" calcext:value-type="string">
            <text:p>Mode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casino2_mott_int_drouin</text:p>
          </table:table-cell>
          <table:table-cell office:value-type="float" office:value="0.03536" calcext:value-type="float">
            <text:p>0.0353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sino2_mott_eq_drouin</text:p>
          </table:table-cell>
          <table:table-cell office:value-type="float" office:value="0.0689" calcext:value-type="float">
            <text:p>0.0689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sino2_mott_browning_drouin</text:p>
          </table:table-cell>
          <table:table-cell office:value-type="float" office:value="0.05449" calcext:value-type="float">
            <text:p>0.0544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sino2_rutherford_drouin</text:p>
          </table:table-cell>
          <table:table-cell office:value-type="float" office:value="0.04178" calcext:value-type="float">
            <text:p>0.041780</text:p>
          </table:table-cell>
          <table:table-cell table:number-columns-repeated="5"/>
          <table:table-cell office:value-type="float" office:value="0.53451" calcext:value-type="float">
            <text:p>0.534510</text:p>
          </table:table-cell>
        </table:table-row>
        <table:table-row table:style-name="ro1">
          <table:table-cell office:value-type="string" calcext:value-type="string">
            <text:p>casino2_mott_int_soum</text:p>
          </table:table-cell>
          <table:table-cell office:value-type="float" office:value="0.03666" calcext:value-type="float">
            <text:p>0.036660</text:p>
          </table:table-cell>
          <table:table-cell table:number-columns-repeated="5"/>
          <table:table-cell office:value-type="float" office:value="0.44443" calcext:value-type="float">
            <text:p>0.444430</text:p>
          </table:table-cell>
        </table:table-row>
        <table:table-row table:style-name="ro1">
          <table:table-cell office:value-type="string" calcext:value-type="string">
            <text:p>casino2_mott_eq_soum</text:p>
          </table:table-cell>
          <table:table-cell office:value-type="float" office:value="0.06646" calcext:value-type="float">
            <text:p>0.066460</text:p>
          </table:table-cell>
          <table:table-cell table:number-columns-repeated="5"/>
          <table:table-cell office:value-type="float" office:value="0.42437" calcext:value-type="float">
            <text:p>0.424370</text:p>
          </table:table-cell>
        </table:table-row>
        <table:table-row table:style-name="ro1">
          <table:table-cell office:value-type="string" calcext:value-type="string">
            <text:p>casino2_mott_browning_soum</text:p>
          </table:table-cell>
          <table:table-cell office:value-type="float" office:value="0.05289" calcext:value-type="float">
            <text:p>0.052890</text:p>
          </table:table-cell>
          <table:table-cell table:number-columns-repeated="5"/>
          <table:table-cell office:value-type="float" office:value="0.46105" calcext:value-type="float">
            <text:p>0.461050</text:p>
          </table:table-cell>
        </table:table-row>
        <table:table-row table:style-name="ro1">
          <table:table-cell office:value-type="string" calcext:value-type="string">
            <text:p>casino2_rutherford_soum</text:p>
          </table:table-cell>
          <table:table-cell office:value-type="float" office:value="0.04169" calcext:value-type="float">
            <text:p>0.041690</text:p>
          </table:table-cell>
          <table:table-cell table:number-columns-repeated="5"/>
          <table:table-cell office:value-type="float" office:value="0.53306" calcext:value-type="float">
            <text:p>0.533060</text:p>
          </table:table-cell>
        </table:table-row>
        <table:table-row table:style-name="ro1">
          <table:table-cell office:value-type="string" calcext:value-type="string">
            <text:p>casino3_ELSEPA</text:p>
          </table:table-cell>
          <table:table-cell office:value-type="float" office:value="0.05152" calcext:value-type="float">
            <text:p>0.051520</text:p>
          </table:table-cell>
          <table:table-cell office:value-type="float" office:value="0.14939" calcext:value-type="float">
            <text:p>0.149390</text:p>
          </table:table-cell>
          <table:table-cell office:value-type="float" office:value="0.16007" calcext:value-type="float">
            <text:p>0.160070</text:p>
          </table:table-cell>
          <table:table-cell office:value-type="float" office:value="0.27302" calcext:value-type="float">
            <text:p>0.273020</text:p>
          </table:table-cell>
          <table:table-cell office:value-type="float" office:value="0.29062" calcext:value-type="float">
            <text:p>0.290620</text:p>
          </table:table-cell>
          <table:table-cell office:value-type="float" office:value="0.37717" calcext:value-type="float">
            <text:p>0.377170</text:p>
          </table:table-cell>
          <table:table-cell office:value-type="float" office:value="0.45735" calcext:value-type="float">
            <text:p>0.457350</text:p>
          </table:table-cell>
        </table:table-row>
        <table:table-row table:style-name="ro1">
          <table:table-cell office:value-type="string" calcext:value-type="string">
            <text:p>casino3_reimer</text:p>
          </table:table-cell>
          <table:table-cell office:value-type="float" office:value="0.0714" calcext:value-type="float">
            <text:p>0.071400</text:p>
          </table:table-cell>
          <table:table-cell office:value-type="float" office:value="0.19042" calcext:value-type="float">
            <text:p>0.190420</text:p>
          </table:table-cell>
          <table:table-cell table:number-columns-repeated="4"/>
          <table:table-cell office:value-type="float" office:value="0.58035" calcext:value-type="float">
            <text:p>0.580350</text:p>
          </table:table-cell>
        </table:table-row>
        <table:table-row table:style-name="ro1">
          <table:table-cell office:value-type="string" calcext:value-type="string">
            <text:p>casino3_rutherford</text:p>
          </table:table-cell>
          <table:table-cell office:value-type="float" office:value="0.05386" calcext:value-type="float">
            <text:p>0.053860</text:p>
          </table:table-cell>
          <table:table-cell office:value-type="float" office:value="0.16499" calcext:value-type="float">
            <text:p>0.164990</text:p>
          </table:table-cell>
          <table:table-cell office:value-type="float" office:value="0.18386" calcext:value-type="float">
            <text:p>0.183860</text:p>
          </table:table-cell>
          <table:table-cell office:value-type="float" office:value="0.30925" calcext:value-type="float">
            <text:p>0.309250</text:p>
          </table:table-cell>
          <table:table-cell office:value-type="float" office:value="0.33409" calcext:value-type="float">
            <text:p>0.334090</text:p>
          </table:table-cell>
          <table:table-cell office:value-type="float" office:value="0.44716" calcext:value-type="float">
            <text:p>0.447160</text:p>
          </table:table-cell>
          <table:table-cell office:value-type="float" office:value="0.55804" calcext:value-type="float">
            <text:p>0.558040</text:p>
          </table:table-cell>
        </table:table-row>
        <table:table-row table:style-name="ro1">
          <table:table-cell office:value-type="string" calcext:value-type="string">
            <text:p>casino3_mott_browning</text:p>
          </table:table-cell>
          <table:table-cell office:value-type="float" office:value="0.06372" calcext:value-type="float">
            <text:p>0.063720</text:p>
          </table:table-cell>
          <table:table-cell office:value-type="float" office:value="0.16978" calcext:value-type="float">
            <text:p>0.169780</text:p>
          </table:table-cell>
          <table:table-cell table:number-columns-repeated="4"/>
          <table:table-cell office:value-type="float" office:value="0.48283" calcext:value-type="float">
            <text:p>0.482830</text:p>
          </table:table-cell>
        </table:table-row>
        <table:table-row table:style-name="ro1">
          <table:table-cell office:value-type="string" calcext:value-type="string">
            <text:p>casino3_mott_eq</text:p>
          </table:table-cell>
          <table:table-cell office:value-type="float" office:value="0.0813" calcext:value-type="float">
            <text:p>0.081300</text:p>
          </table:table-cell>
          <table:table-cell office:value-type="float" office:value="0.24135" calcext:value-type="float">
            <text:p>0.241350</text:p>
          </table:table-cell>
          <table:table-cell table:number-columns-repeated="4"/>
          <table:table-cell office:value-type="float" office:value="0.4481" calcext:value-type="float">
            <text:p>0.448100</text:p>
          </table:table-cell>
        </table:table-row>
        <table:table-row table:style-name="ro1">
          <table:table-cell office:value-type="string" calcext:value-type="string">
            <text:p>casino3_mott_int</text:p>
          </table:table-cell>
          <table:table-cell office:value-type="float" office:value="0.05425" calcext:value-type="float">
            <text:p>0.054250</text:p>
          </table:table-cell>
          <table:table-cell office:value-type="float" office:value="0.15967" calcext:value-type="float">
            <text:p>0.159670</text:p>
          </table:table-cell>
          <table:table-cell table:number-columns-repeated="4"/>
          <table:table-cell office:value-type="float" office:value="0.47313" calcext:value-type="float">
            <text:p>0.47313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joy</text:p>
          </table:table-cell>
          <table:table-cell office:value-type="float" office:value="0.0558" calcext:value-type="float">
            <text:p>0.055800</text:p>
          </table:table-cell>
          <table:table-cell office:value-type="float" office:value="0.168" calcext:value-type="float">
            <text:p>0.168000</text:p>
          </table:table-cell>
          <table:table-cell office:value-type="float" office:value="0.1748" calcext:value-type="float">
            <text:p>0.174800</text:p>
          </table:table-cell>
          <table:table-cell office:value-type="float" office:value="0.3061" calcext:value-type="float">
            <text:p>0.306100</text:p>
          </table:table-cell>
          <table:table-cell office:value-type="float" office:value="0.3322" calcext:value-type="float">
            <text:p>0.332200</text:p>
          </table:table-cell>
          <table:table-cell office:value-type="float" office:value="0.4454" calcext:value-type="float">
            <text:p>0.445400</text:p>
          </table:table-cell>
          <table:table-cell office:value-type="float" office:value="0.5598" calcext:value-type="float">
            <text:p>0.559800</text:p>
          </table:table-cell>
        </table:table-row>
        <table:table-row table:style-name="ro1">
          <table:table-cell office:value-type="string" calcext:value-type="string">
            <text:p>joy_HD_1</text:p>
          </table:table-cell>
          <table:table-cell office:value-type="float" office:value="0.0594" calcext:value-type="float">
            <text:p>0.059400</text:p>
          </table:table-cell>
          <table:table-cell office:value-type="float" office:value="0.169" calcext:value-type="float">
            <text:p>0.169000</text:p>
          </table:table-cell>
          <table:table-cell office:value-type="float" office:value="0.182" calcext:value-type="float">
            <text:p>0.182000</text:p>
          </table:table-cell>
          <table:table-cell office:value-type="float" office:value="0.3086" calcext:value-type="float">
            <text:p>0.308600</text:p>
          </table:table-cell>
          <table:table-cell office:value-type="float" office:value="0.335" calcext:value-type="float">
            <text:p>0.335000</text:p>
          </table:table-cell>
          <table:table-cell office:value-type="float" office:value="0.4438" calcext:value-type="float">
            <text:p>0.443800</text:p>
          </table:table-cell>
          <table:table-cell office:value-type="float" office:value="0.558" calcext:value-type="float">
            <text:p>0.558000</text:p>
          </table:table-cell>
        </table:table-row>
        <table:table-row table:style-name="ro1" table:number-rows-repeated="1048556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6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4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4T13:21:40.419000000</meta:creation-date>
    <dc:date>2015-04-24T16:38:53.513000000</dc:date>
    <meta:editing-duration>PT3H17M7S</meta:editing-duration>
    <meta:editing-cycles>15</meta:editing-cycles>
    <meta:generator>LibreOffice/4.3.6.2$Windows_x86 LibreOffice_project/d50a87b2e514536ed401c18000dad4660b6a169e</meta:generator>
    <meta:document-statistic meta:table-count="1" meta:cell-count="77" meta:object-count="0"/>
  </office:meta>
</office:document-meta>
</file>